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erif CJK SC" svg:font-family="'Noto Serif CJK SC'" style:font-family-generic="system" style:font-pitch="variable"/>
  </office:font-face-decls>
  <office:automatic-styles>
    <style:style style:name="HoW-GP" style:family="table">
      <style:table-properties style:width="16.002cm" table:align="margins"/>
    </style:style>
    <style:style style:name="HoW-GP.A" style:family="table-column">
      <style:table-column-properties style:column-width="5.334cm" style:rel-column-width="21845*"/>
    </style:style>
    <style:style style:name="HoW-GP.A1" style:family="table-cell">
      <style:table-cell-properties fo:padding="0.097cm" fo:border-left="0.002cm solid #000000" fo:border-right="none" fo:border-top="0.002cm solid #000000" fo:border-bottom="0.002cm solid #000000"/>
    </style:style>
    <style:style style:name="HoW-GP.C1" style:family="table-cell">
      <style:table-cell-properties fo:padding="0.097cm" fo:border="0.002cm solid #000000"/>
    </style:style>
    <style:style style:name="HoW-GP.A2" style:family="table-cell" style:data-style-name="N36">
      <style:table-cell-properties fo:padding="0.097cm" fo:border-left="0.002cm solid #000000" fo:border-right="none" fo:border-top="none" fo:border-bottom="0.002cm solid #000000"/>
    </style:style>
    <style:style style:name="HoW-GP.B2" style:family="table-cell">
      <style:table-cell-properties fo:padding="0.097cm" fo:border-left="0.002cm solid #000000" fo:border-right="none" fo:border-top="none" fo:border-bottom="0.002cm solid #000000"/>
    </style:style>
    <style:style style:name="HoW-GP.C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paragraph-properties fo:line-height="150%"/>
      <style:text-properties fo:font-size="14pt" fo:font-weight="bold" style:font-size-asian="14pt" style:font-weight-asian="bold" style:font-size-complex="14pt" style:font-weight-complex="bold"/>
    </style:style>
    <style:style style:name="P2" style:family="paragraph" style:parent-style-name="Table_20_Contents">
      <style:paragraph-properties fo:line-height="150%"/>
      <style:text-properties fo:font-size="12pt" style:font-size-asian="12pt" style:font-size-complex="12pt"/>
    </style:style>
    <style:style style:name="P3" style:family="paragraph" style:parent-style-name="Standard">
      <style:paragraph-properties fo:line-height="150%"/>
      <style:text-properties fo:font-size="14pt" fo:font-weight="bold" style:font-size-asian="14pt" style:font-weight-asian="bold" style:font-size-complex="14pt" style:font-weight-complex="bold"/>
    </style:style>
    <style:style style:name="P4" style:family="paragraph" style:parent-style-name="Standard">
      <style:paragraph-properties fo:line-height="150%"/>
      <style:text-properties fo:font-size="14pt" fo:font-weight="normal" style:font-size-asian="14pt" style:font-weight-asian="normal" style:font-size-complex="14pt" style:font-weight-complex="normal"/>
    </style:style>
    <style:style style:name="P5" style:family="paragraph" style:parent-style-name="Standard">
      <style:paragraph-properties fo:line-height="150%"/>
      <style:text-properties fo:font-size="11pt" fo:font-weight="normal" style:font-size-asian="11pt" style:font-weight-asian="normal" style:font-size-complex="11pt" style:font-weight-complex="normal"/>
    </style:style>
    <style:style style:name="P6" style:family="paragraph" style:parent-style-name="Standard">
      <style:paragraph-properties fo:line-height="150%"/>
    </style:style>
    <style:style style:name="P7"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8" style:family="paragraph" style:parent-style-name="Standard">
      <style:paragraph-properties fo:line-height="150%"/>
      <style:text-properties style:font-name="Tinos1" fo:font-size="11pt" style:font-size-asian="11pt" style:font-size-complex="11pt"/>
    </style:style>
    <style:style style:name="P9" style:family="paragraph" style:parent-style-name="Standard">
      <style:paragraph-properties fo:line-height="150%"/>
      <style:text-properties style:font-name="Tinos1" fo:font-size="11pt" fo:font-weight="bold" style:font-size-asian="11pt" style:font-weight-asian="bold" style:font-size-complex="11pt" style:font-weight-complex="bold"/>
    </style:style>
    <style:style style:name="P10" style:family="paragraph" style:parent-style-name="Standard">
      <style:paragraph-properties fo:line-height="150%"/>
      <style:text-properties fo:font-size="16pt" fo:font-weight="normal" style:font-size-asian="16pt" style:font-weight-asian="normal" style:font-size-complex="16pt" style:font-weight-complex="normal"/>
    </style:style>
    <style:style style:name="P11" style:family="paragraph" style:parent-style-name="Standard">
      <style:paragraph-properties fo:line-height="150%"/>
      <style:text-properties fo:font-size="18pt" fo:font-weight="bold" style:font-size-asian="18pt" style:font-weight-asian="bold" style:font-size-complex="18pt" style:font-weight-complex="bold"/>
    </style:style>
    <style:style style:name="P12" style:family="paragraph" style:parent-style-name="Standard">
      <style:paragraph-properties fo:line-height="150%"/>
      <style:text-properties fo:font-size="18pt" fo:font-weight="normal" style:font-size-asian="18pt" style:font-weight-asian="normal" style:font-size-complex="18pt" style:font-weight-complex="normal"/>
    </style:style>
    <style:style style:name="P13" style:family="paragraph" style:parent-style-name="Standard">
      <style:paragraph-properties fo:line-height="150%"/>
      <style:text-properties fo:font-size="15pt" fo:font-weight="normal" style:font-size-asian="15pt" style:font-weight-asian="normal" style:font-size-complex="15pt" style:font-weight-complex="normal"/>
    </style:style>
    <style:style style:name="P14" style:family="paragraph" style:parent-style-name="Table_20_Contents">
      <style:paragraph-properties fo:line-height="150%"/>
      <style:text-properties fo:font-size="12pt" style:font-size-asian="12pt" style:font-size-complex="12pt"/>
    </style:style>
    <style:style style:name="P15" style:family="paragraph" style:parent-style-name="Standard" style:list-style-name="L3">
      <style:paragraph-properties fo:line-height="150%"/>
    </style:style>
    <style:style style:name="P16" style:family="paragraph" style:parent-style-name="Standard" style:list-style-name="L1">
      <style:paragraph-properties fo:line-height="150%"/>
      <style:text-properties fo:font-size="14pt" fo:font-weight="normal" style:font-size-asian="14pt" style:font-weight-asian="normal" style:font-size-complex="14pt" style:font-weight-complex="normal"/>
    </style:style>
    <style:style style:name="P17" style:family="paragraph" style:parent-style-name="Standard" style:list-style-name="L1">
      <style:paragraph-properties fo:line-height="150%"/>
      <style:text-properties fo:font-size="11.5pt" fo:font-weight="normal" style:font-size-asian="11.5pt" style:font-weight-asian="normal" style:font-size-complex="11.5pt" style:font-weight-complex="normal"/>
    </style:style>
    <style:style style:name="P18" style:family="paragraph" style:parent-style-name="Standard" style:list-style-name="L1">
      <style:paragraph-properties fo:line-height="150%"/>
      <style:text-properties fo:font-size="10pt" fo:font-weight="normal" style:font-size-asian="10pt" style:font-weight-asian="normal" style:font-size-complex="10pt" style:font-weight-complex="normal"/>
    </style:style>
    <style:style style:name="P19"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20" style:family="paragraph" style:parent-style-name="Standard" style:list-style-name="L7">
      <style:paragraph-properties fo:line-height="150%"/>
      <style:text-properties fo:font-size="12pt" fo:font-weight="normal" style:font-size-asian="12pt" style:font-weight-asian="normal" style:font-size-complex="12pt" style:font-weight-complex="normal"/>
    </style:style>
    <style:style style:name="P21" style:family="paragraph" style:parent-style-name="Standard">
      <style:paragraph-properties fo:line-height="150%"/>
      <style:text-properties style:font-name="Tinos1" fo:font-size="11pt" style:font-size-asian="11pt" style:font-size-complex="11pt"/>
    </style:style>
    <style:style style:name="P22" style:family="paragraph" style:parent-style-name="Standard" style:list-style-name="L2">
      <style:paragraph-properties fo:line-height="150%"/>
      <style:text-properties style:font-name="Tinos1" fo:font-size="11pt" style:font-size-asian="11pt" style:font-size-complex="11pt"/>
    </style:style>
    <style:style style:name="P23" style:family="paragraph" style:parent-style-name="Standard" style:list-style-name="L5">
      <style:paragraph-properties fo:line-height="150%"/>
      <style:text-properties style:font-name="Tinos1" fo:font-size="11pt" style:font-size-asian="11pt" style:font-size-complex="11pt"/>
    </style:style>
    <style:style style:name="P24" style:family="paragraph" style:parent-style-name="Standard" style:list-style-name="L5">
      <style:paragraph-properties fo:line-height="150%"/>
      <style:text-properties style:font-name="Tinos1" fo:font-size="11pt" fo:font-weight="normal" style:font-size-asian="11pt" style:font-weight-asian="normal" style:font-size-complex="11pt" style:font-weight-complex="normal"/>
    </style:style>
    <style:style style:name="P25" style:family="paragraph" style:parent-style-name="Standard">
      <style:paragraph-properties fo:line-height="150%"/>
      <style:text-properties fo:font-size="11pt" fo:font-weight="normal" style:font-size-asian="11pt" style:font-weight-asian="normal" style:font-size-complex="11pt" style:font-weight-complex="normal"/>
    </style:style>
    <style:style style:name="P26" style:family="paragraph" style:parent-style-name="Standard" style:list-style-name="L3">
      <style:paragraph-properties fo:line-height="150%"/>
      <style:text-properties fo:font-size="11pt" fo:font-weight="normal" style:font-size-asian="11pt" style:font-weight-asian="normal" style:font-size-complex="11pt" style:font-weight-complex="normal"/>
    </style:style>
    <style:style style:name="P27" style:family="paragraph" style:parent-style-name="Standard" style:list-style-name="L6">
      <style:paragraph-properties fo:line-height="150%"/>
      <style:text-properties fo:font-size="11pt" fo:font-weight="normal" style:font-size-asian="11pt" style:font-weight-asian="normal" style:font-size-complex="11pt" style:font-weight-complex="normal"/>
    </style:style>
    <style:style style:name="P28" style:family="paragraph" style:parent-style-name="Standard" style:list-style-name="L4">
      <style:paragraph-properties fo:line-height="150%"/>
      <style:text-properties fo:font-size="11pt" fo:font-weight="bold" style:font-size-asian="11pt" style:font-weight-asian="bold" style:font-size-complex="11pt" style:font-weight-complex="bold"/>
    </style:style>
    <style:style style:name="P29" style:family="paragraph" style:parent-style-name="Standard">
      <style:paragraph-properties fo:line-height="150%"/>
      <style:text-properties fo:font-size="16pt" fo:font-weight="normal" style:font-size-asian="16pt" style:font-weight-asian="normal" style:font-size-complex="16pt" style:font-weight-complex="normal"/>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6pt" fo:font-weight="normal" style:font-size-asian="16pt" style:font-weight-asian="normal" style:font-size-complex="16pt" style:font-weight-complex="normal"/>
    </style:style>
    <style:style style:name="T8" style:family="text">
      <style:text-properties fo:font-size="16pt" fo:font-style="normal" fo:font-weight="normal" style:font-size-asian="16pt" style:font-style-asian="normal" style:font-weight-asian="normal" style:font-size-complex="16pt" style:font-style-complex="normal" style:font-weight-complex="normal"/>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style:font-name="Tinos1" fo:font-size="11pt" style:font-size-asian="11pt" style:font-size-complex="11pt"/>
    </style:style>
    <style:style style:name="T14" style:family="text">
      <style:text-properties style:font-name="Tinos1" fo:font-size="11pt" fo:font-weight="bold" style:font-size-asian="11pt" style:font-weight-asian="bold" style:font-size-complex="11pt" style:font-weight-complex="bold"/>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able of Contents</text:p>
      <text:p text:style-name="P3"/>
      <text:p text:style-name="P3"/>
      <text:p text:style-name="P13"><text:span text:style-name="T1">Table of Contents</text:span> <text:s/>. . . . . . . . . . . . . . . . . . . . . . . . . . . . . . . . . . . . . . . . . <text:tab/>2<text:tab/></text:p>
      <text:list xml:id="list8781095460293990741" text:style-name="L1">
        <text:list-item>
          <text:p text:style-name="P16">Introduction <text:s/>. . . . . . . . . . . . . . . . . . . . . . . . . . . . . . . . . . . . . . . . . . . . . . <text:tab/></text:p>
          <text:list>
            <text:list-item>
              <text:p text:style-name="P17">Purpose<text:tab/><text:tab/><text:tab/><text:tab/><text:tab/><text:tab/><text:tab/><text:tab/><text:tab/> <text:s text:c="5"/></text:p>
            </text:list-item>
            <text:list-item>
              <text:p text:style-name="P17">Scope</text:p>
              <text:list>
                <text:list-item>
                  <text:p text:style-name="P18">Description of the problem</text:p>
                </text:list-item>
                <text:list-item>
                  <text:p text:style-name="P18">Current system</text:p>
                </text:list-item>
                <text:list-item>
                  <text:p text:style-name="P18">Goals</text:p>
                </text:list-item>
              </text:list>
            </text:list-item>
            <text:list-item>
              <text:p text:style-name="P17">Definitions, acronyms and abbreviations</text:p>
              <text:list>
                <text:list-item>
                  <text:p text:style-name="P18">Definitions</text:p>
                </text:list-item>
                <text:list-item>
                  <text:p text:style-name="P18">Acronyms</text:p>
                </text:list-item>
                <text:list-item>
                  <text:p text:style-name="P18">Abbreviations</text:p>
                </text:list-item>
              </text:list>
            </text:list-item>
            <text:list-item>
              <text:p text:style-name="P17">Revision history</text:p>
            </text:list-item>
            <text:list-item>
              <text:p text:style-name="P17">Reference documents</text:p>
            </text:list-item>
            <text:list-item>
              <text:p text:style-name="P17">Document structure</text:p>
            </text:list-item>
          </text:list>
        </text:list-item>
        <text:list-item>
          <text:p text:style-name="P16">Overall Description</text:p>
          <text:list>
            <text:list-item>
              <text:p text:style-name="P17">Product perspective</text:p>
            </text:list-item>
            <text:list-item>
              <text:p text:style-name="P17">Product functions</text:p>
            </text:list-item>
            <text:list-item>
              <text:p text:style-name="P17">User characteristics</text:p>
            </text:list-item>
            <text:list-item>
              <text:p text:style-name="P17">Assumptions, dependencies and constraints</text:p>
            </text:list-item>
          </text:list>
        </text:list-item>
      </text:list>
      <text:p text:style-name="P4"/>
      <text:p text:style-name="P4"/>
      <text:p text:style-name="P4"><text:tab/><text:tab/></text:p>
      <text:p text:style-name="P4"/>
      <text:p text:style-name="P4"/>
      <text:p text:style-name="P4"/>
      <text:p text:style-name="P11">1. <text:s/>Introduction<text:span text:style-name="T1"><text:line-break/><text:line-break/></text:span><text:soft-page-break/><text:span text:style-name="T8">1.1<text:tab/>Purpose</text:span><text:span text:style-name="T6"><text:line-break/><text:line-break/></text:span><text:span text:style-name="T9">This is the Requirement Analysis ans Specification Document (RASD).<text:line-break/>As defined by the IEEE Standards, the goals of this document are to give a complete description of the system-to-be, in terms of both functional and non-functional requirements, to analyse the needs of the costumer in order to model the system, show the constraints blah blah</text:span></text:p>
      <text:p text:style-name="P7"/>
      <text:p text:style-name="P6"><text:span text:style-name="T6"><text:line-break/></text:span><text:span text:style-name="T7">1.2<text:tab/>Scope</text:span><text:span text:style-name="T2"><text:line-break/><text:line-break/></text:span><text:span text:style-name="T3">1.2.1<text:tab/>Definition of the problem</text:span></text:p>
      <text:p text:style-name="P8"><text:span text:style-name="T10"><text:line-break/>T</text:span>rackMe is a company that wants to develop a software-based service allowing third parties to monitor the location and health status of individuals. This service is called <text:span text:style-name="T12">Data4Help</text:span>. The service supports the registration of individuals who, by registering, agree that TrackMe acquires their data</text:p>
      <text:p text:style-name="P8">(data acquisition can happen through smartwatches or similar devices). Also, it supports the registration of third parties. After registration, these third parties can request:</text:p>
      <text:list xml:id="list8620177670979588744" text:style-name="L2">
        <text:list-item>
          <text:p text:style-name="P22">Access to the data of some specific individuals(we can assume, for instance, that they know an individual by his/her social security number or fiscal code in Italy). In this case, TrackMe passes the request to the specific individuals who can accept or refuse it.</text:p>
        </text:list-item>
        <text:list-item>
          <text:p text:style-name="P22">Access to anonymized data of groups of individuals (for instance, all those living in a certain geographical area, all those of a specific age range, etc.). These requests are handled directly by TrackMe that approves them if it is able to properly anonymize t he requested data. For instance, if the third party is asking for data about 10-year-old children living in a certain street in Milan and the number of these children is two, then the third party could be able to derive their identity simply having people monitoring the residents of the street between 8.00 and 9.00 when kids go to school. Then, to avoid this risk and the possibility of a misuse of data, TrackMe will not accept the request. For simplicity, we assume that TrackMe will accept any request for which the number of individuals whose data satisfy the request is higher than 1000. </text:p>
        </text:list-item>
      </text:list>
      <text:p text:style-name="P8"/>
      <text:p text:style-name="P6"><text:span text:style-name="T13">As soon as a request for data is approved, TrackMe makes the previously saved data available to the </text:span><text:span text:style-name="T13">third party. Also, it allows the third party to subscribe to new data and to receive them as soon as they </text:span><text:soft-page-break/><text:span text:style-name="T13">are produced. </text:span></text:p>
      <text:p text:style-name="P6"/>
      <text:p text:style-name="P6"><text:span text:style-name="T13">Imagine now that, after some time, TrackMe realizes that a good part of its third-party customers wants to use the data acquired through Data4Help to offer a personalized and non-intrusive SOS service to elderly people. Therefore, TrackMe decides to build a new service, called </text:span><text:span text:style-name="T14">AutomatedSOS</text:span><text:span text:style-name="T13">, on top of Data4Help. AutomatedSOS monitors the health status of the subscribed customers and, when such parameters are below certain thresholds, sends to the location of the customer an ambulance, guaranteeing a reaction time of less than 5 seconds from the time the parameters are below the threshold. </text:span><text:span text:style-name="T2"><text:line-break/><text:line-break/></text:span><text:span text:style-name="T3">1.2.2<text:tab/>Current System</text:span><text:span text:style-name="T2"><text:line-break/></text:span><text:span text:style-name="T9"><text:line-break/>TrackMe has no pre-existing services that need to be integrated with the new ones, Data4Help and AutomatedSOS. The whole system-to-be is going to be build completely from scratch, therefore no current system will be considered during the design process.<text:line-break/></text:span><text:span text:style-name="T2"><text:line-break/></text:span><text:span text:style-name="T3">1.2.3 <text:tab/>Goals<text:line-break/></text:span></text:p>
      <text:list xml:id="list975792526566350226" text:style-name="L3">
        <text:list-item>
          <text:p text:style-name="P26">G1: </text:p>
        </text:list-item>
        <text:list-item>
          <text:p text:style-name="P26">G2:</text:p>
        </text:list-item>
        <text:list-item>
          <text:p text:style-name="P15"><text:span text:style-name="T9">G3:<text:line-break/></text:span><text:span text:style-name="T2"><text:line-break/></text:span></text:p>
        </text:list-item>
      </text:list>
      <text:p text:style-name="P6"><text:span text:style-name="T6"><text:line-break/></text:span><text:span text:style-name="T7">1.3 <text:tab/>Definitions, acronyms and abbreviations</text:span><text:span text:style-name="T6"><text:line-break/></text:span><text:span text:style-name="T2"><text:line-break/></text:span><text:span text:style-name="T3">1.3.1 <text:tab/>Definitions</text:span><text:span text:style-name="T2"><text:line-break/><text:line-break/></text:span><text:span text:style-name="T3">1.3.2 <text:tab/>Acronyms</text:span><text:span text:style-name="T2"><text:line-break/></text:span><text:span text:style-name="T2"><text:line-break/></text:span><text:soft-page-break/><text:span text:style-name="T4">1.3.3 <text:tab/>Abbreviations</text:span></text:p>
      <text:p text:style-name="P5"/>
      <text:list xml:id="list6044217207199672176" text:style-name="L4">
        <text:list-item>
          <text:p text:style-name="P28"><text:span text:style-name="T5">G</text:span><text:span text:style-name="T10">n</text:span><text:span text:style-name="T11">: the goal number </text:span><text:span text:style-name="T10">n.</text:span></text:p>
        </text:list-item>
        <text:list-item>
          <text:p text:style-name="P28"><text:span text:style-name="T10">Dn</text:span><text:span text:style-name="T11">: the domain assumption number </text:span><text:span text:style-name="T10">n.</text:span></text:p>
        </text:list-item>
        <text:list-item>
          <text:p text:style-name="P28"><text:span text:style-name="T10">Rn</text:span><text:span text:style-name="T11">: the functional requirement number </text:span><text:span text:style-name="T10">n.</text:span></text:p>
        </text:list-item>
      </text:list>
      <text:p text:style-name="P5"><text:line-break/></text:p>
      <text:p text:style-name="P7"/>
      <text:p text:style-name="P10">1.4<text:tab/>Revision history</text:p>
      <text:p text:style-name="P5">At the moment there is no revision history to show, as this current version is the only existent one.</text:p>
      <text:p text:style-name="P5"/>
      <text:p text:style-name="P7"/>
      <text:p text:style-name="P6"><text:span text:style-name="T6"><text:line-break/></text:span><text:span text:style-name="T7">1.5 <text:tab/>Reference documents</text:span><text:span text:style-name="T6"><text:line-break/></text:span></text:p>
      <text:list xml:id="list7760540052193032911" text:style-name="L5">
        <text:list-item>
          <text:p text:style-name="P24">Specification document: “Mandatory Project Assignment AY 2018-2019”</text:p>
        </text:list-item>
        <text:list-item>
          <text:p text:style-name="P24">IEEE Std 830-1993 - IEEE Guide to Software Requirements Specifications</text:p>
        </text:list-item>
        <text:list-item>
          <text:p text:style-name="P23">IEEE Std 830-1998 - IEEE Recommended Practice for Software Requirements Specifications</text:p>
        </text:list-item>
      </text:list>
      <text:p text:style-name="P9"/>
      <text:p text:style-name="P9"/>
      <text:p text:style-name="P9"/>
      <text:p text:style-name="P6"><text:span text:style-name="T7">1.6<text:tab/>Document structure<text:line-break/><text:line-break/></text:span><text:span text:style-name="T9">This document is composed by seven main parts, including a final appendix.</text:span></text:p>
      <text:p text:style-name="P5"/>
      <text:list xml:id="list6689260236822858800" text:style-name="L6">
        <text:list-item>
          <text:p text:style-name="P27">Introduction. In the first part the problem is presented, with all the main basic information needed to fully understand the scope and the objective of the document itself. All the goals of the system-to-be are already specified and explained.<text:line-break/></text:p>
        </text:list-item>
        <text:list-item>
          <text:p text:style-name="P27">Overall Description. The second part is a comprehensive general description of the system: there is the presentation of its boundaries and the specification the main actors that will use the system itself.<text:line-break/><text:soft-page-break/></text:p>
        </text:list-item>
        <text:list-item>
          <text:p text:style-name="P27">Specific Requirements. The third parts is a precise specification of the aspects already discussed in the previous section, in order to clarify the details for the development team. There is here an identification of every specific requirement, functional or non-functional.</text:p>
        </text:list-item>
      </text:list>
      <text:p text:style-name="P5"/>
      <text:list xml:id="list1787999140" text:continue-numbering="true" text:style-name="L6">
        <text:list-item>
          <text:p text:style-name="P27">Analysis or the System. The fourth part provides a more formal analysis of the system, using both formal and semi-formal approaches (respectively, using Alloy and UML). A more rigorous approach is used to define the critical aspects of the system.<text:line-break/></text:p>
        </text:list-item>
        <text:list-item>
          <text:p text:style-name="P27">Appendix. The fifth and last part comprehends a list the tools used to redact this document and its contents and a detailed report of the hours and efforts spent by each member of the group during the project.</text:p>
        </text:list-item>
      </text:list>
      <text:p text:style-name="P5"/>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2. <text:s/>Overall Description<text:line-break/><text:span text:style-name="T7"><text:line-break/>2.1<text:tab/>Product perspective</text:span></text:p>
      <text:p text:style-name="P10"/>
      <text:p text:style-name="P10"><text:line-break/>2.2<text:tab/>Product functions<text:line-break/><text:line-break/><text:line-break/>2.3<text:tab/>User characteristics<text:line-break/><text:line-break/><text:line-break/>2.4<text:tab/>Assumptions, dependencies and constraints</text:p>
      <text:p text:style-name="P10"/>
      <text:p text:style-name="P11"/>
      <text:p text:style-name="P11"/>
      <text:p text:style-name="P11"/>
      <text:p text:style-name="P11"/>
      <text:p text:style-name="P11"/>
      <text:p text:style-name="P11"/>
      <text:p text:style-name="P11"/>
      <text:p text:style-name="P11"/>
      <text:p text:style-name="P11"><text:soft-page-break/></text:p>
      <text:p text:style-name="P11"/>
      <text:p text:style-name="P11">7. Appendix<text:span text:style-name="T1"><text:line-break/><text:line-break/></text:span><text:span text:style-name="T2">7.1 Used tools</text:span></text:p>
      <text:p text:style-name="P4"/>
      <text:list xml:id="list256514226146485144" text:style-name="L7">
        <text:list-item>
          <text:p text:style-name="P20">OpenOffice Writer </text:p>
        </text:list-item>
        <text:list-item>
          <text:p text:style-name="P20">StarUML</text:p>
        </text:list-item>
      </text:list>
      <text:p text:style-name="P4"/>
      <text:p text:style-name="P4"/>
      <text:p text:style-name="P11"><text:span text:style-name="T2">7.2 <text:s/>Hours of work</text:span><text:span text:style-name="T6"><text:line-break/><text:line-break/>7.2.1 <text:s/>Giorgio Polla</text:span></text:p>
      <text:p text:style-name="P7"/>
      <table:table table:name="HoW-GP" table:style-name="HoW-GP">
        <table:table-column table:style-name="HoW-GP.A" table:number-columns-repeated="3"/>
        <table:table-row>
          <table:table-cell table:style-name="HoW-GP.A1" office:value-type="string">
            <text:p text:style-name="P1">DATE</text:p>
          </table:table-cell>
          <table:table-cell table:style-name="HoW-GP.A1" office:value-type="string">
            <text:p text:style-name="P1">TASK</text:p>
          </table:table-cell>
          <table:table-cell table:style-name="HoW-GP.C1" office:value-type="string">
            <text:p text:style-name="P1">HOURS</text:p>
          </table:table-cell>
        </table:table-row>
        <table:table-row>
          <table:table-cell table:style-name="HoW-GP.A2">
            <text:p text:style-name="P2"/>
          </table:table-cell>
          <table:table-cell table:style-name="HoW-GP.B2" office:value-type="string">
            <text:p text:style-name="P2"/>
          </table:table-cell>
          <table:table-cell table:style-name="HoW-GP.C2">
            <text:p text:style-name="P2"/>
          </table:table-cell>
        </table:table-row>
        <table:table-row>
          <table:table-cell table:style-name="HoW-GP.A2">
            <text:p text:style-name="P2"/>
          </table:table-cell>
          <table:table-cell table:style-name="HoW-GP.B2" office:value-type="string">
            <text:p text:style-name="P2"/>
          </table:table-cell>
          <table:table-cell table:style-name="HoW-GP.C2">
            <text:p text:style-name="P2"/>
          </table:table-cell>
        </table:table-row>
        <table:table-row>
          <table:table-cell table:style-name="HoW-GP.A2">
            <text:p text:style-name="P2"/>
          </table:table-cell>
          <table:table-cell table:style-name="HoW-GP.B2" office:value-type="string">
            <text:p text:style-name="P2"/>
          </table:table-cell>
          <table:table-cell table:style-name="HoW-GP.C2">
            <text:p text:style-name="P2"/>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erif CJK SC" svg:font-family="'Noto Serif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Noto Serif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erif CJK SC"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fo:border-top="none" fo:border-bottom="0.002cm solid #000000" fo:border-left="none" fo:border-right="none" fo:padding="0cm" style:shadow="none" style:dynamic-spacing="false"/>
      </style:header-style>
      <style:footer-style>
        <style:header-footer-properties fo:min-height="0.799cm" fo:margin-left="0cm" fo:margin-right="0cm" fo:margin-top="0.3cm" fo:border-top="0.002cm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Header"/>
      </style:header>
      <style:footer>
        <text:p text:style-name="Footer">G. Polla, A. Tiraboschi<text:tab/>RASD<text:tab/>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orgio Polla</meta:initial-creator>
    <meta:creation-date>2018-10-21T15:15:21</meta:creation-date>
    <meta:generator>OpenOffice/4.1.5$Unix OpenOffice.org_project/415m1$Build-9789</meta:generator>
    <meta:printed-by>Giorgio Polla</meta:printed-by>
    <meta:print-date>2018-10-21T16:39:51</meta:print-date>
    <dc:date>2018-10-28T16:44:39</dc:date>
    <dc:creator>Giorgio Polla</dc:creator>
    <meta:editing-duration>PT2H16M29S</meta:editing-duration>
    <meta:editing-cycles>3</meta:editing-cycles>
    <meta:document-statistic meta:table-count="1" meta:image-count="0" meta:object-count="0" meta:page-count="7" meta:paragraph-count="59" meta:word-count="998" meta:character-count="5925"/>
  </office:meta>
</office:document-meta>
</file>